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P1" style:family="paragraph" style:parent-style-name="Heading_20_1">
      <style:text-properties officeooo:rsid="00238dae" officeooo:paragraph-rsid="00238dae"/>
    </style:style>
    <style:style style:name="P2" style:family="paragraph" style:parent-style-name="Text_20_body">
      <style:text-properties officeooo:rsid="00238dae" officeooo:paragraph-rsid="00238dae"/>
    </style:style>
    <style:style style:name="P3" style:family="paragraph" style:parent-style-name="Text_20_body">
      <style:text-properties officeooo:rsid="00261104" officeooo:paragraph-rsid="00261104"/>
    </style:style>
    <style:style style:name="P4" style:family="paragraph" style:parent-style-name="Text_20_body">
      <style:text-properties officeooo:rsid="0027d955" officeooo:paragraph-rsid="0027d955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Heading_20_2">
      <style:paragraph-properties fo:margin-left="0cm" fo:margin-right="0cm" fo:margin-top="0.706cm" fo:margin-bottom="0.212cm" style:contextual-spacing="false" fo:line-height="138%" fo:text-indent="0cm" style:auto-text-indent="false" style:writing-mode="lr-tb"/>
      <style:text-properties fo:font-variant="normal" fo:text-transform="none" fo:color="#000000" loext:opacity="100%" style:font-name="Arial" fo:font-size="18pt" fo:font-style="normal" style:text-underline-style="solid" style:text-underline-width="auto" style:text-underline-color="font-color" fo:font-weight="normal" fo:background-color="transparent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e0f6f" officeooo:paragraph-rsid="000e0f6f" style:text-blinking="false" fo:background-color="transparent"/>
    </style:style>
    <style:style style:name="P8" style:family="paragraph" style:parent-style-name="Text_20_body">
      <style:text-properties officeooo:rsid="000caee3" officeooo:paragraph-rsid="000caee3"/>
    </style:style>
    <style:style style:name="P9" style:family="paragraph" style:parent-style-name="Text_20_body">
      <style:text-properties officeooo:rsid="000d4f9e" officeooo:paragraph-rsid="000d4f9e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d4f9e" officeooo:paragraph-rsid="000d4f9e" style:text-blinking="false" fo:background-color="transparent"/>
    </style:style>
    <style:style style:name="P11" style:family="paragraph" style:parent-style-name="Text_20_body">
      <style:text-properties officeooo:rsid="000e0f6f" officeooo:paragraph-rsid="000e0f6f"/>
    </style:style>
    <style:style style:name="P12" style:family="paragraph" style:parent-style-name="Text_20_body">
      <style:text-properties officeooo:rsid="000d74f7" officeooo:paragraph-rsid="000d74f7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219da" officeooo:paragraph-rsid="001219da" style:text-blinking="false" fo:background-color="transparent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d74f7" officeooo:paragraph-rsid="000d74f7" style:text-blinking="false" fo:background-color="transparent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6d168" officeooo:paragraph-rsid="0006d168" style:text-blinking="false" fo:background-color="transparent"/>
    </style:style>
    <style:style style:name="P16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6d168" style:text-blinking="false" fo:background-color="transparent"/>
    </style:style>
    <style:style style:name="P18" style:family="paragraph" style:parent-style-name="Text_20_body">
      <style:text-properties officeooo:rsid="0014c799" officeooo:paragraph-rsid="0014c799"/>
    </style:style>
    <style:style style:name="P19" style:family="paragraph" style:parent-style-name="Text_20_body">
      <style:text-properties officeooo:rsid="0018f8e1" officeooo:paragraph-rsid="0018f8e1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8f8e1" officeooo:paragraph-rsid="0018f8e1" style:text-blinking="false" fo:background-color="transparent"/>
    </style:style>
    <style:style style:name="P21" style:family="paragraph" style:parent-style-name="Text_20_body">
      <style:text-properties officeooo:rsid="0016d1a9" officeooo:paragraph-rsid="0016d1a9"/>
    </style:style>
    <style:style style:name="P22" style:family="paragraph" style:parent-style-name="Text_20_body">
      <style:text-properties officeooo:rsid="001fca4f" officeooo:paragraph-rsid="001fca4f"/>
    </style:style>
    <style:style style:name="P23" style:family="paragraph" style:parent-style-name="Text_20_body">
      <style:text-properties officeooo:rsid="0018ab54" officeooo:paragraph-rsid="001fca4f"/>
    </style:style>
    <style:style style:name="P24" style:family="paragraph" style:parent-style-name="Text_20_body">
      <style:text-properties officeooo:rsid="0018ab54" officeooo:paragraph-rsid="0018ab54"/>
    </style:style>
    <style:style style:name="P25" style:family="paragraph" style:parent-style-name="Text_20_body">
      <style:text-properties officeooo:rsid="00195698" officeooo:paragraph-rsid="00195698"/>
    </style:style>
    <style:style style:name="P26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425d8" officeooo:paragraph-rsid="000425d8" style:text-blinking="false" fo:background-color="transparent"/>
    </style:style>
    <style:style style:name="T1" style:family="text">
      <style:text-properties officeooo:rsid="00246c96"/>
    </style:style>
    <style:style style:name="T2" style:family="text">
      <style:text-properties officeooo:rsid="00096362"/>
    </style:style>
    <style:style style:name="T3" style:family="text">
      <style:text-properties officeooo:rsid="000ab834"/>
    </style:style>
    <style:style style:name="T4" style:family="text">
      <style:text-properties officeooo:rsid="000fba49"/>
    </style:style>
    <style:style style:name="T5" style:family="text">
      <style:text-properties officeooo:rsid="000d4f9e"/>
    </style:style>
    <style:style style:name="T6" style:family="text">
      <style:text-properties officeooo:rsid="00207047"/>
    </style:style>
    <style:style style:name="T7" style:family="text">
      <style:text-properties officeooo:rsid="0015744a"/>
    </style:style>
    <style:style style:name="T8" style:family="text">
      <style:text-properties officeooo:rsid="001cb740"/>
    </style:style>
    <style:style style:name="T9" style:family="text">
      <style:text-properties officeooo:rsid="00213fea"/>
    </style:style>
    <style:style style:name="T10" style:family="text">
      <style:text-properties officeooo:rsid="002307ae"/>
    </style:style>
    <style:style style:name="T11" style:family="text">
      <style:text-properties officeooo:rsid="001fca4f"/>
    </style:style>
    <style:style style:name="T12" style:family="text">
      <style:text-properties officeooo:rsid="000425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alance Changes</text:h>
      <text:p text:style-name="P2">REESE</text:p>
      <text:p text:style-name="P2">Now awards X2 Mult on Small and Big Blinds only instead of Boss Blinds</text:p>
      <text:p text:style-name="P2"/>
      <text:p text:style-name="P2">YAUN</text:p>
      <text:p text:style-name="P2">Completely Reworked</text:p>
      <text:p text:style-name="P2">Now grants X3 Mult on first hand of round.</text:p>
      <text:p text:style-name="P2">Old functionality passed to Vack.</text:p>
      <text:p text:style-name="P2"/>
      <text:p text:style-name="P2">VACK (From Yaun)</text:p>
      <text:p text:style-name="P3">Buffed Xmult gain (0.1 -&gt; 0.2)</text:p>
      <text:p text:style-name="P2"/>
      <text:p text:style-name="P4">OCTOSQUISH</text:p>
      <text:p text:style-name="P4">Fixed Infobox section stating what she grants.</text:p>
      <text:p text:style-name="P4"/>
      <text:p text:style-name="P2">TRASH CYMBAL</text:p>
      <text:p text:style-name="P2">Infobox now indicates <text:span text:style-name="T1">whether they will award Chips or Mult</text:span></text:p>
      <text:h text:style-name="Heading_20_1" text:outline-level="1"><text:bookmark text:name="docs-internal-guid-4aa03b42-7fff-00e3-44c9-54ada13167e4"/>Jokers</text:h>
      <text:h text:style-name="Heading_20_2" text:outline-level="2">Reese</text:h>
      <text:p text:style-name="Text_20_body">Common</text:p>
      <text:p text:style-name="Text_20_body"/>
      <text:p text:style-name="P5">X2 Mult if Boss Blind is selected.</text:p>
      <text:h text:style-name="P6" text:outline-level="2">Guira</text:h>
      <text:p text:style-name="P5">Common</text:p>
      <text:p text:style-name="Text_20_body"/>
      <text:p text:style-name="P5">+2<text:span text:style-name="T2">0</text:span> chips for each <text:span text:style-name="T2">Joker card.</text:span></text:p>
      <text:p text:style-name="P5">(Currently +0 chips)</text:p>
      <text:h text:style-name="P6" text:outline-level="2">Arpeggidough</text:h>
      <text:p text:style-name="P5">Common</text:p>
      <text:p text:style-name="Text_20_body"/>
      <text:p text:style-name="P5">Applies a random enhancement to played card if first hand of round has only 1 card.</text:p>
      <text:p text:style-name="Text_20_body"><text:soft-page-break/></text:p>
      <text:p text:style-name="P5">(When enhancing cards, her notification is “Painted”)</text:p>
      <text:h text:style-name="P6" text:outline-level="2">Meeka</text:h>
      <text:p text:style-name="P5">Common</text:p>
      <text:p text:style-name="Text_20_body"/>
      <text:p text:style-name="P5">1 in 2 chance to retrigger <text:span text:style-name="T3">scored playing card.</text:span></text:p>
      <text:h text:style-name="P6" text:outline-level="2">Etikan</text:h>
      <text:p text:style-name="P5">Common</text:p>
      <text:p text:style-name="Text_20_body"/>
      <text:p text:style-name="P5">This Joker gains +1 chip for each card discarded.</text:p>
      <text:p text:style-name="P5">(Currently +0 chips.)</text:p>
      <text:h text:style-name="P6" text:outline-level="2">Tabi</text:h>
      <text:p text:style-name="P5">Uncommon</text:p>
      <text:p text:style-name="Text_20_body"/>
      <text:p text:style-name="P5">Gains 0.5x Mult for each Joker destroyed. (Not sold)</text:p>
      <text:p text:style-name="P5">(This is meant to synergise with any food Jokers by becoming stronger as they spoil)</text:p>
      <text:h text:style-name="P6" text:outline-level="2">Yaun</text:h>
      <text:p text:style-name="P5">Uncommon</text:p>
      <text:p text:style-name="Text_20_body"/>
      <text:p text:style-name="P7">This Joker gains X0.1 Mult for each card played in hand. Resets when Boss Blind is defeated.</text:p>
      <text:h text:style-name="P6" text:outline-level="2">Eskickis</text:h>
      <text:p text:style-name="P8">Uncommon</text:p>
      <text:p text:style-name="P9">This Joker gains X<text:span text:style-name="T4">1 Mult when played hand contains a Flush and another Five-card poker hand.</text:span></text:p>
      <text:h text:style-name="P6" text:outline-level="2">NillaCorn</text:h>
      <text:p text:style-name="P5">Uncommon</text:p>
      <text:p text:style-name="P5">+100 Chips</text:p>
      <text:p text:style-name="P5">+5 Chips for every hand played.</text:p>
      <text:h text:style-name="P6" text:outline-level="2"><text:soft-page-break/>Jugashley</text:h>
      <text:p text:style-name="P10">Gains +10 Chips if played hand contains a Straight</text:p>
      <text:p text:style-name="P5"><text:span text:style-name="T5">and</text:span> +<text:span text:style-name="T5">2 </text:span>Mult if played hand contains a F<text:span text:style-name="T5">lush</text:span></text:p>
      <text:p text:style-name="P5">(Currently <text:span text:style-name="T5">+0 Chips and </text:span>+0 Mult)</text:p>
      <text:h text:style-name="P6" text:outline-level="2">Orgako</text:h>
      <text:p text:style-name="P9">Retriggers scored cards with any edition.</text:p>
      <text:p text:style-name="P9">(Foil, Holographic and Polychrome)</text:p>
      <text:h text:style-name="P6" text:outline-level="2">Alliumaid</text:h>
      <text:p text:style-name="P11">Uncommon</text:p>
      <text:p text:style-name="P11">Earn +$2 at end of round. Payout increases by $2 when Blind is defeated.</text:p>
      <text:p text:style-name="P11">(Self destructs when Payout exceeds $10)</text:p>
      <text:h text:style-name="P6" text:outline-level="2">Expi-Four</text:h>
      <text:p text:style-name="P12">Uncommon</text:p>
      <text:p text:style-name="P12">X1-4 Mult</text:p>
      <text:h text:style-name="P6" text:outline-level="2">Octosquish</text:h>
      <text:p text:style-name="P5">Uncommon</text:p>
      <text:p text:style-name="P13">Can grant either +75 Chips, +20 Mult, X3 Mult, +$5 or nothing per hand.</text:p>
      <text:p text:style-name="P13">Effect changes at end of round.</text:p>
      <text:p text:style-name="P13">(Currently +10 Mult)</text:p>
      <text:p text:style-name="P14"/>
      <text:h text:style-name="P6" text:outline-level="2">Trash Cymbal</text:h>
      <text:p text:style-name="P15">Uncommon</text:p>
      <text:p text:style-name="P16"/>
      <text:p text:style-name="P15">+111 chips on odd numbered rounds</text:p>
      <text:p text:style-name="P15">+20 mult on even numbered rounds</text:p>
      <text:p text:style-name="P15"/>
      <text:p text:style-name="P17">On odd numbered rounds, gains X0.1 Mult for each Ace triggered.</text:p>
      <text:p text:style-name="P5">(Currently X1 Mult)</text:p>
      <text:h text:style-name="P6" text:outline-level="2"><text:soft-page-break/>Dormana</text:h>
      <text:p text:style-name="P18">1 in 4 chance to add Foil, Holographic <text:span text:style-name="T6">or Polychrome</text:span> to <text:span text:style-name="T7">played cards</text:span></text:p>
      <text:h text:style-name="P6" text:outline-level="2">Nnoygon</text:h>
      <text:p text:style-name="P18">Rare</text:p>
      <text:p text:style-name="P18">This Joker gains X0.5 Mult when cards with Diamond suit are scored. <text:span text:style-name="T8">Resets when Boss Blind is defeated</text:span></text:p>
      <text:p text:style-name="P18">(Currently X1 Mult)</text:p>
      <text:h text:style-name="P6" text:outline-level="2">Organe</text:h>
      <text:p text:style-name="P18">Rare</text:p>
      <text:p text:style-name="P18">Retrigger all played Club cards</text:p>
      <text:h text:style-name="P6" text:outline-level="2">Robby</text:h>
      <text:p text:style-name="P19"/>
      <text:h text:style-name="P6" text:outline-level="2">Vack</text:h>
      <text:p text:style-name="P20">Rare</text:p>
      <text:p text:style-name="P5">Gains <text:span text:style-name="T7">+1</text:span><text:span text:style-name="T9">5</text:span><text:span text:style-name="T7"> Chips</text:span> for each card triggered. Resets when Boss Blind is defeated.</text:p>
      <text:p text:style-name="Text_20_body"/>
      <text:p text:style-name="P5">(Currently <text:span text:style-name="T7">+0 chips</text:span>)</text:p>
      <text:p text:style-name="P5">(Reset is notified as Clean)</text:p>
      <text:h text:style-name="P6" text:outline-level="2">Rallentando</text:h>
      <text:p text:style-name="P19">Rare</text:p>
      <text:p text:style-name="P19">Gains +5 Mult for each <text:span text:style-name="T10">C</text:span>ard, Joker <text:span text:style-name="T10">and Consumable</text:span> triggered. Resets afterwards when triggered</text:p>
      <text:p text:style-name="P19">(Currently 0 Mult)</text:p>
      <text:p text:style-name="P19"/>
      <text:p text:style-name="P19">(Rallentando’s mult gain references his mastery of receiving signals while the mult resetting after obtaining them references his inability to send signals.)</text:p>
      <text:h text:style-name="P6" text:outline-level="2">Sem Oh Seaga</text:h>
      <text:p text:style-name="P21">Rare</text:p>
      <text:p text:style-name="P21"/>
      <text:p text:style-name="P22"><text:soft-page-break/>Grants $8 at end of round</text:p>
      <text:p text:style-name="P23"><text:span text:style-name="T11">If</text:span> <text:span text:style-name="T11">played hand</text:span> reach<text:span text:style-name="T11">es</text:span> target score, <text:span text:style-name="T11">self destructs and grants $16</text:span></text:p>
      <text:p text:style-name="P24">(<text:span text:style-name="T6">Self destruction is notified as “Fled”</text:span>)</text:p>
      <text:h text:style-name="P6" text:outline-level="2">Athenerd</text:h>
      <text:p text:style-name="P24">Rare</text:p>
      <text:p text:style-name="P25">X<text:span text:style-name="T6">5</text:span> Mult if hand contains a Flush and a Full House</text:p>
      <text:h text:style-name="P6" text:outline-level="2">Kass Bick</text:h>
      <text:p text:style-name="P24">Rare</text:p>
      <text:p text:style-name="P24"/>
      <text:h text:style-name="P6" text:outline-level="2">Deltah</text:h>
      <text:p text:style-name="P5">Rare</text:p>
      <text:h text:style-name="P6" text:outline-level="2">Spotscast</text:h>
      <text:p text:style-name="P5">Legendary</text:p>
      <text:p text:style-name="Text_20_body"/>
      <text:p text:style-name="P5">1 in 2 chance to retrigger any Joker.</text:p>
      <text:h text:style-name="P6" text:outline-level="2">Trumpoff</text:h>
      <text:p text:style-name="P5">Legendary</text:p>
      <text:p text:style-name="Text_20_body"/>
      <text:p text:style-name="P5">Adds a random edition to every played card.</text:p>
      <text:h text:style-name="P6" text:outline-level="2">Re-Fabric</text:h>
      <text:p text:style-name="P5">Legendary</text:p>
      <text:p text:style-name="Text_20_body"/>
      <text:h text:style-name="P6" text:outline-level="2">Monkdom</text:h>
      <text:p text:style-name="P5">Legendary</text:p>
      <text:p text:style-name="Text_20_body"/>
      <text:h text:style-name="P6" text:outline-level="2"><text:soft-page-break/>Bushka</text:h>
      <text:p text:style-name="P5">Legendary</text:p>
      <text:p text:style-name="Text_20_body"/>
      <text:p text:style-name="P5">X1 Chips for each Joker Card.</text:p>
      <text:p text:style-name="P5">(Currently X0 Chips)</text:p>
      <text:h text:style-name="P6" text:outline-level="2">???</text:h>
      <text:p text:style-name="P5">Legendary</text:p>
      <text:p text:style-name="Text_20_body"/>
      <text:p text:style-name="P5">When Blind is selected, destroy all jokers and gain X<text:span text:style-name="T12">1</text:span> Mult from each Joker <text:span text:style-name="T12">destroyed</text:span>.</text:p>
      <text:p text:style-name="P26">(Currently X1 Mult)</text:p>
      <text:p text:style-name="Text_20_body"><text:line-break/><text:span text:style-name="T12">(Based on the one some may know as “Onyx”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SC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SC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family="Arial, sans-serif" fo:font-size="11pt" fo:font-style="normal" style:text-underline-style="none" fo:font-weight="normal" style:text-blinking="false" fo:background-color="transparen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left="0cm" fo:margin-right="0cm" fo:margin-top="0.706cm" fo:margin-bottom="0.212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family="Arial, sans-serif" fo:font-size="20pt" fo:font-style="normal" style:text-underline-style="none" fo:font-weight="bold" style:text-blinking="false" fo:background-color="transparent" style:font-name-asian="Noto Serif SC" style:font-family-asian="'Noto Serif SC'" style:font-family-generic-asian="system" style:font-pitch-asian="variable" style:font-size-asian="24pt" style:font-weight-asian="bold" style:font-name-complex="Mangal1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left="0cm" fo:margin-right="0cm" fo:margin-top="0.706cm" fo:margin-bottom="0.212cm" style:contextual-spacing="false" fo:line-height="138%" fo:text-indent="0cm" style:auto-text-indent="false" style:writing-mode="lr-tb"/>
      <style:text-properties fo:font-variant="normal" fo:text-transform="none" fo:color="#000000" loext:opacity="100%" style:font-name="Arial" fo:font-family="Arial, sans-serif" fo:font-size="18pt" fo:font-style="normal" style:text-underline-style="solid" style:text-underline-width="auto" style:text-underline-color="font-color" fo:font-weight="normal" fo:background-color="transparent" style:font-name-asian="Noto Serif SC" style:font-family-asian="'Noto Serif SC'" style:font-family-generic-asian="system" style:font-pitch-asian="variable" style:font-size-asian="18pt" style:font-weight-asian="bold" style:font-name-complex="Mangal1" style:font-family-complex="Mang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1T21:43:21.857889700</meta:creation-date>
    <dc:date>2025-10-10T13:13:18.918969800</dc:date>
    <meta:editing-duration>PT2H51M35S</meta:editing-duration>
    <meta:editing-cycles>16</meta:editing-cycles>
    <meta:generator>LibreOffice/25.2.5.2$Windows_X86_64 LibreOffice_project/03d19516eb2e1dd5d4ccd751a0d6f35f35e08022</meta:generator>
    <meta:document-statistic meta:table-count="0" meta:image-count="0" meta:object-count="0" meta:page-count="6" meta:paragraph-count="122" meta:word-count="541" meta:character-count="3134" meta:non-whitespace-character-count="2714"/>
  </office:meta>
</office:document-meta>
</file>